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ff0000"/>
    </style:style>
    <style:style style:name="ce3" style:family="table-cell" style:parent-style-name="Default" style:data-style-name="N41"/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Numér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tab phase</text:p>
          </table:table-cell>
          <table:table-cell office:value-type="string" calcext:value-type="string">
            <text:p>stab vites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 messa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7-06-12" calcext:value-type="date">
            <text:p>12/06/17</text:p>
          </table:table-cell>
          <table:table-cell table:style-name="ce1" office:value-type="string" calcext:value-type="string">
            <text:p>sim1D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table:number-columns-repeated="7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4" calcext:value-type="float">
            <text:p>0,4</text:p>
          </table:table-cell>
          <table:table-cell table:number-columns-repeated="11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number-columns-repeated="11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table:number-columns-repeated="11"/>
          <table:table-cell table:style-name="ce2" office:value-type="string" calcext:value-type="string">
            <text:p>Pressure and xVelocityunstable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11" calcext:value-type="float">
            <text:p>0,11</text:p>
          </table:table-cell>
          <table:table-cell table:number-columns-repeated="11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table:number-columns-repeated="10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im2D070617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0.1*[.H10]" office:value-type="float" office:value="0.025" calcext:value-type="float">
            <text:p>0,025</text:p>
          </table:table-cell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ok, see results in folder : no clear results, too big mesh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0.1*[.H11]" office:value-type="float" office:value="0.025" calcext:value-type="float">
            <text:p>0,025</text:p>
          </table:table-cell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3"/>
          <table:table-cell table:formula="of:=0.01*[.H12]" office:value-type="float" office:value="0.0025" calcext:value-type="float">
            <text:p>0,0025</text:p>
          </table:table-cell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3"/>
          <table:table-cell table:formula="of:=0.001*[.H13]" office:value-type="float" office:value="0.00025" calcext:value-type="float">
            <text:p>0,00025</text:p>
          </table:table-cell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0.001*[.H14]" office:value-type="float" office:value="0.00025" calcext:value-type="float">
            <text:p>0,00025</text:p>
          </table:table-cell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date" office:date-value="2017-06-13" calcext:value-type="date">
            <text:p>13/06/17</text:p>
          </table:table-cell>
          <table:table-cell office:value-type="string" calcext:value-type="string">
            <text:p>sim2D130617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0.01*[.H15]" office:value-type="float" office:value="0.0025" calcext:value-type="float">
            <text:p>0,0025</text:p>
          </table:table-cell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3"/>
          <table:table-cell table:formula="of:=[.H18]" office:value-type="float" office:value="0.25" calcext:value-type="float">
            <text:p>0,25</text:p>
          </table:table-cell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ans stab de la pahse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ans stab de la pahse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ans stab de la pahse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vec stab de 50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stopped manually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stabilizes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125" calcext:value-type="float">
            <text:p>0,125</text:p>
          </table:table-cell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,2</text:p>
          </table:table-cell>
          <table:table-cell office:value-type="float" office:value="600" calcext:value-type="float">
            <text:p>600</text:p>
          </table:table-cell>
          <table:table-cell office:value-type="float" office:value="0.01" calcext:value-type="float">
            <text:p>0,01</text:p>
          </table:table-cell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table:style-name="ce3" office:value-type="time" office:time-value="PT16H49M00S" calcext:value-type="time">
            <text:p>16:49: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im1D130617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stabl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wrong way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0.0001" calcext:value-type="float">
            <text:p>0,0001</text:p>
          </table:table-cell>
          <table:table-cell/>
          <table:table-cell office:value-type="string" calcext:value-type="string">
            <text:p>wrong way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0.0001" calcext:value-type="float">
            <text:p>0,0001</text:p>
          </table:table-cell>
          <table:table-cell/>
          <table:table-cell office:value-type="string" calcext:value-type="string">
            <text:p>wrong way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stabl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4"/>
          <table:table-cell office:value-type="float" office:value="0.001" calcext:value-type="float">
            <text:p>0,001</text:p>
          </table:table-cell>
          <table:table-cell office:value-type="string" calcext:value-type="string">
            <text:p>stable et marche mais phase pas assez de pas pour se stabilisier au début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im2Dk</text:p>
          </table:table-cell>
          <table:table-cell table:number-columns-repeated="12"/>
          <table:table-cell office:value-type="float" office:value="0.001" calcext:value-type="float">
            <text:p>0,001</text:p>
          </table:table-cell>
          <table:table-cell office:value-type="string" calcext:value-type="string">
            <text:p>stopped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6:46:48.328203558</meta:creation-date>
    <dc:date>2017-06-13T18:59:49.533725352</dc:date>
    <meta:editing-duration>PT1H7M13S</meta:editing-duration>
    <meta:editing-cycles>6</meta:editing-cycles>
    <meta:generator>LibreOffice/5.1.6.2$Linux_X86_64 LibreOffice_project/10m0$Build-2</meta:generator>
    <meta:document-statistic meta:table-count="1" meta:cell-count="306" meta:object-count="0"/>
  </office:meta>
</office:document-meta>
</file>